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textarea-horizontal-align="justify" draw:textarea-vertical-align="top" draw:auto-grow-height="false" fo:min-height="7.25cm" fo:min-width="6.7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.564cm" fo:min-width="6.114cm"/>
    </style:style>
    <style:style style:name="gr3" style:family="graphic" style:parent-style-name="standard">
      <style:graphic-properties draw:fill-color="#33ff99" draw:textarea-horizontal-align="justify" draw:textarea-vertical-align="middle" draw:auto-grow-height="false" fo:min-height="0.564cm" fo:min-width="6.114cm"/>
    </style:style>
    <style:style style:name="gr4" style:family="graphic" style:parent-style-name="standard">
      <style:graphic-properties draw:fill-color="#dddddd" draw:textarea-horizontal-align="justify" draw:textarea-vertical-align="top" draw:auto-grow-height="false" fo:min-height="5.15cm" fo:min-width="7.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998cm" fo:min-width="6.711cm"/>
    </style:style>
    <style:style style:name="gr6" style:family="graphic" style:parent-style-name="standard">
      <style:graphic-properties draw:textarea-horizontal-align="justify" draw:textarea-vertical-align="top" draw:auto-grow-height="false" fo:min-height="16.45cm" fo:min-width="6.9cm"/>
    </style:style>
    <style:style style:name="gr7" style:family="graphic" style:parent-style-name="standard">
      <style:graphic-properties draw:fill-color="#33ff99" draw:textarea-horizontal-align="justify" draw:textarea-vertical-align="top" draw:auto-grow-height="false" fo:min-height="3.54cm" fo:min-width="5.99cm"/>
    </style:style>
    <style:style style:name="gr8" style:family="graphic" style:parent-style-name="standard">
      <style:graphic-properties draw:fill-color="#ff66cc" draw:textarea-horizontal-align="justify" draw:textarea-vertical-align="middle" draw:auto-grow-height="false" fo:min-height="0.35cm" fo:min-width="4.7cm"/>
    </style:style>
    <style:style style:name="gr9" style:family="graphic" style:parent-style-name="standard">
      <style:graphic-properties draw:fill-color="#33ff99" draw:textarea-horizontal-align="justify" draw:textarea-vertical-align="top" draw:auto-grow-height="false" fo:min-height="5.144cm" fo:min-width="5.694cm"/>
    </style:style>
    <style:style style:name="gr10" style:family="graphic" style:parent-style-name="standard">
      <style:graphic-properties draw:fill-color="#ff6600" draw:textarea-horizontal-align="justify" draw:textarea-vertical-align="middle" draw:auto-grow-height="false" fo:min-height="0.35cm" fo:min-width="4.9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0.35cm" fo:min-width="3cm"/>
    </style:style>
    <style:style style:name="gr12" style:family="graphic" style:parent-style-name="standard">
      <style:graphic-properties draw:fill-color="#33ff99" draw:textarea-horizontal-align="justify" draw:textarea-vertical-align="top" draw:auto-grow-height="false" fo:min-height="1.646cm" fo:min-width="5.896cm"/>
    </style:style>
    <style:style style:name="gr13" style:family="graphic" style:parent-style-name="standard">
      <style:graphic-properties draw:fill-color="#ff66cc" draw:textarea-horizontal-align="justify" draw:textarea-vertical-align="middle" draw:auto-grow-height="false" fo:min-height="0.65cm" fo:min-width="5.4cm"/>
    </style:style>
    <style:style style:name="gr14" style:family="graphic" style:parent-style-name="standard">
      <style:graphic-properties draw:fill-color="#33ff99" draw:textarea-horizontal-align="justify" draw:textarea-vertical-align="top" draw:auto-grow-height="false" fo:min-height="1.194cm" fo:min-width="5.944cm"/>
    </style:style>
    <style:style style:name="gr15" style:family="graphic" style:parent-style-name="standard">
      <style:graphic-properties draw:fill-color="#ff66cc" draw:textarea-horizontal-align="justify" draw:textarea-vertical-align="middle" draw:auto-grow-height="false" fo:min-height="0.35cm" fo:min-width="5.4cm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 fo:min-height="1.3cm" fo:min-width="1.45cm"/>
    </style:style>
    <style:style style:name="gr17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fill-color="#ffff99" draw:textarea-horizontal-align="justify" draw:textarea-vertical-align="top" draw:auto-grow-height="false" fo:min-height="4.25cm" fo:min-width="6.6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0.194cm" fo:min-width="2.134cm"/>
    </style:style>
    <style:style style:name="gr21" style:family="graphic" style:parent-style-name="standard">
      <style:graphic-properties draw:stroke="none" svg:stroke-color="#000000" draw:fill="none" draw:fill-color="#ffffff" fo:min-height="0.395cm"/>
    </style:style>
    <style:style style:name="gr22" style:family="graphic" style:parent-style-name="objectwithoutfill">
      <style:graphic-properties svg:stroke-color="#9900ff" draw:marker-start="Circle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9900ff" draw:marker-start="Circle" draw:marker-end="Arrow" draw:marker-end-width="0.3cm" draw:fill="none" draw:fill-color="#729fcf" draw:textarea-vertical-align="middle"/>
    </style:style>
    <style:style style:name="gr25" style:family="graphic" style:parent-style-name="standard">
      <style:graphic-properties draw:fill-color="#729fcf" draw:textarea-horizontal-align="left" draw:textarea-vertical-align="top" draw:auto-grow-height="false" fo:min-height="1.284cm" fo:min-width="4.634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744cm" fo:min-width="5.794cm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2.006cm" fo:min-width="2.956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2.188cm" fo:min-width="3.738cm"/>
    </style:style>
    <style:style style:name="gr29" style:family="graphic" style:parent-style-name="standard">
      <style:graphic-properties draw:fill-color="#ff66ff" draw:textarea-horizontal-align="justify" draw:textarea-vertical-align="top" draw:auto-grow-height="false" fo:min-height="0.382cm" fo:min-width="6.132cm"/>
    </style:style>
    <style:style style:name="gr30" style:family="graphic" style:parent-style-name="objectwithoutfill">
      <style:graphic-properties svg:stroke-color="#ff3333" draw:marker-start="Circle" draw:marker-end="Arrow" draw:marker-end-width="0.3cm" draw:fill="none" draw:textarea-vertical-align="middle"/>
    </style:style>
    <style:style style:name="gr31" style:family="graphic" style:parent-style-name="standard">
      <style:graphic-properties draw:fill-color="#ff6600" draw:textarea-horizontal-align="justify" draw:textarea-vertical-align="middle" draw:auto-grow-height="false" fo:min-height="0.3cm" fo:min-width="1.95cm"/>
    </style:style>
    <style:style style:name="gr32" style:family="graphic" style:parent-style-name="standard">
      <style:graphic-properties draw:fill-color="#ff66cc" draw:textarea-horizontal-align="justify" draw:textarea-vertical-align="middle" draw:auto-grow-height="false" fo:min-height="0.35cm" fo:min-width="4.658cm"/>
    </style:style>
    <style:style style:name="gr33" style:family="graphic" style:parent-style-name="objectwithoutfill">
      <style:graphic-properties svg:stroke-color="#663300" draw:marker-start="Circle" draw:marker-end="Arrow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0.382cm" fo:min-width="0.432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1.646cm" fo:min-width="5.796cm"/>
    </style:style>
    <style:style style:name="P1" style:family="paragraph">
      <style:paragraph-properties fo:text-align="center" style:writing-mode="lr-tb">
        <style:tab-stops/>
      </style:paragraph-properties>
    </style:style>
    <style:style style:name="P2" style:family="paragraph">
      <loext:graphic-properties draw:fill-color="#ff9999"/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33ff99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-color="#729fcf"/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>
        <style:tab-stops/>
      </style:paragraph-properties>
      <style:text-properties fo:font-weight="bold" style:font-weight-asian="bold" style:font-weight-complex="bold"/>
    </style:style>
    <style:style style:name="P11" style:family="paragraph">
      <loext:graphic-properties draw:fill-color="#33ff99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-color="#ff66cc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33ff99"/>
      <style:paragraph-properties fo:text-align="center"/>
      <style:text-properties fo:font-size="14pt" style:text-underline-style="none" style:font-size-asian="14pt" style:font-size-complex="14pt"/>
    </style:style>
    <style:style style:name="P15" style:family="paragraph">
      <loext:graphic-properties draw:fill-color="#ff6600"/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-color="#ff3333"/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start" style:writing-mode="lr-tb">
        <style:tab-stops/>
      </style:paragraph-properties>
    </style:style>
    <style:style style:name="P20" style:family="paragraph">
      <loext:graphic-properties draw:fill-color="#ffff99"/>
      <style:paragraph-properties fo:text-align="center" style:writing-mode="lr-tb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-color="#ffff99"/>
      <style:paragraph-properties fo:text-align="center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0pt" style:text-underline-style="solid" style:text-underline-width="auto" style:text-underline-color="font-color" style:font-size-asian="10pt" style:font-size-complex="10pt"/>
    </style:style>
    <style:style style:name="P23" style:family="paragraph">
      <loext:graphic-properties draw:fill="none" draw:fill-color="#729fcf"/>
      <style:paragraph-properties fo:text-align="center"/>
    </style:style>
    <style:style style:name="P24" style:family="paragraph">
      <loext:graphic-properties draw:fill-color="#729fcf"/>
      <style:paragraph-properties fo:text-align="start"/>
      <style:text-properties fo:font-size="12pt" style:font-size-asian="12pt" style:font-size-complex="12pt"/>
    </style:style>
    <style:style style:name="P25" style:family="paragraph"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text-align="start"/>
      <style:text-properties fo:font-weight="bold" style:font-weight-asian="bold" style:font-weight-complex="bold"/>
    </style:style>
    <style:style style:name="P27" style:family="paragraph">
      <loext:graphic-properties draw:fill-color="#729fc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729fc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-color="#ff66ff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ff6600"/>
      <style:paragraph-properties fo:text-align="center"/>
      <style:text-properties fo:font-size="12pt" style:font-size-asian="12pt" style:font-size-complex="12pt"/>
    </style:style>
    <style:style style:name="P32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33" style:family="paragraph">
      <loext:graphic-properties draw:fill="none"/>
      <style:paragraph-properties fo:text-align="center"/>
      <style:text-properties style:text-underline-style="none"/>
    </style:style>
    <style:style style:name="P34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Sans" fo:font-size="18pt" fo:font-weight="bold" style:letter-kerning="true" style:font-name-asian="Microsoft YaHei" style:font-size-asian="18pt" style:font-weight-asian="bold" style:font-name-complex="Mangal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4pt" fo:font-weight="bold" style:letter-kerning="true" style:font-name-asian="Microsoft YaHei" style:font-size-asian="14pt" style:font-weight-asian="bold" style:font-name-complex="Mangal" style:font-size-complex="14pt" style:font-weight-complex="bold"/>
    </style:style>
    <style:style style:name="T15" style:family="text">
      <style:text-properties style:font-name="Liberation Sans" fo:font-size="14pt" fo:font-weight="normal" style:letter-kerning="true" style:font-name-asian="Microsoft YaHei" style:font-size-asian="14pt" style:font-weight-asian="normal" style:font-name-complex="Mangal" style:font-size-complex="14pt" style:font-weight-complex="normal"/>
    </style:style>
    <style:style style:name="T16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7.2cm" svg:height="7.5cm" svg:x="9.8cm" svg:y="0.9cm">
          <text:p text:style-name="P1"><text:span text:style-name="T1">jueg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6.7cm" svg:height="0.9cm" svg:x="10.1cm" svg:y="2.696cm">
          <text:p text:style-name="P3"><text:span text:style-name="T2">game = GameManager()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6.7cm" svg:height="0.9cm" svg:x="10.03cm" svg:y="3.925cm">
          <draw:glue-point draw:id="4" svg:x="3.014cm" svg:y="5.022cm"/>
          <text:p text:style-name="P3"><text:span text:style-name="T3">game.changeState(scene_inicial(game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7" draw:id="id17" draw:layer="layout" svg:width="6.7cm" svg:height="0.9cm" svg:x="10.059cm" svg:y="6.9cm">
          <text:p text:style-name="P3">game.loop(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2" draw:id="id22" draw:layer="layout" svg:width="7.8cm" svg:height="5.4cm" svg:x="18.1cm" svg:y="7.2cm">
          <draw:glue-point draw:id="4" svg:x="-0.897cm" svg:y="-5cm"/>
          <draw:glue-point draw:id="5" svg:x="1.282cm" svg:y="-4.814cm"/>
          <draw:glue-point draw:id="6" svg:x="5.001cm" svg:y="-3.518cm"/>
          <draw:glue-point draw:id="7" svg:x="5cm" svg:y="3.518cm"/>
          <draw:glue-point draw:id="8" svg:x="5cm" svg:y="-4.259cm"/>
          <text:p text:style-name="P3">Escenas</text:p>
          <draw:enhanced-geometry svg:viewBox="0 0 21600 21600" draw:type="rectangle" draw:enhanced-path="M 0 0 L 21600 0 21600 21600 0 21600 0 0 Z N"/>
        </draw:custom-shape>
        <draw:custom-shape draw:style-name="gr5" draw:text-style-name="P9" xml:id="id5" draw:id="id5" draw:layer="layout" svg:width="7.211cm" svg:height="1.248cm" svg:x="18.389cm" svg:y="8.179cm">
          <draw:glue-point draw:id="4" svg:x="5cm" svg:y="-2.596cm"/>
          <draw:glue-point draw:id="5" svg:x="5cm" svg:y="3.012cm"/>
          <text:p text:style-name="P8"><text:span text:style-name="T4">Scene_inicial <text:s/>(state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6" draw:id="id6" draw:layer="layout" svg:width="7.211cm" svg:height="1.248cm" svg:x="18.389cm" svg:y="9.566cm">
          <text:p text:style-name="P8"><text:span text:style-name="T4"><text:s text:c="3"/></text:span><text:span text:style-name="T4">Mapa_1 <text:s text:c="9"/>(state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7.211cm" svg:height="1.248cm" svg:x="18.389cm" svg:y="10.952cm">
          <text:p text:style-name="P8"><text:span text:style-name="T4">Otras escenas (state)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12" draw:id="id12" draw:layer="layout" svg:width="7.4cm" svg:height="16.7cm" svg:x="1.1cm" svg:y="2.7cm">
          <text:p text:style-name="P1"><text:span text:style-name="T1">Class Game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6.9cm" svg:height="4.2cm" svg:x="1.43cm" svg:y="4.5cm">
          <text:p text:style-name="P3"><text:span text:style-name="T5">__init__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5.2cm" svg:height="0.6cm" svg:x="2.3cm" svg:y="5.4cm">
          <text:p text:style-name="P12"><text:span text:style-name="T6">self.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5.2cm" svg:height="0.6cm" svg:x="2.3cm" svg:y="6.1cm">
          <text:p text:style-name="P12"><text:span text:style-name="T6">self. c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6" draw:id="id16" draw:layer="layout" svg:width="6.7cm" svg:height="5.9cm" svg:x="1.6cm" svg:y="9.2cm">
          <draw:glue-point draw:id="4" svg:x="-4.848cm" svg:y="-3.541cm"/>
          <draw:glue-point draw:id="5" svg:x="5cm" svg:y="-3.059cm"/>
          <text:p text:style-name="P3"><text:span text:style-name="T7">Loop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167.34013747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xml:id="id8" draw:id="id8" draw:layer="layout" svg:width="5.4cm" svg:height="0.6cm" svg:x="2.1cm" svg:y="10.3cm">
          <text:p text:style-name="P12"><text:span text:style-name="T6">Eventos de salida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10" draw:id="id10" draw:layer="layout" svg:width="3.5cm" svg:height="0.6cm" svg:x="3cm" svg:y="11.2cm">
          <text:p text:style-name="P12"><text:span text:style-name="T6">State.even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11" draw:id="id11" draw:layer="layout" svg:width="3.5cm" svg:height="0.6cm" svg:x="3cm" svg:y="14.1cm">
          <text:p text:style-name="P12"><text:span text:style-name="T6">State.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4" draw:id="id4" draw:layer="layout" svg:width="6.6cm" svg:height="2.1cm" svg:x="1.6cm" svg:y="15.3cm">
          <text:p text:style-name="P3"><text:span text:style-name="T5">Change_scene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19" draw:id="id19" draw:layer="layout" svg:width="5.9cm" svg:height="0.9cm" svg:x="1.9cm" svg:y="16.2cm">
          <text:p text:style-name="P12"><text:span text:style-name="T6">self.states.append(gameState)</text:span></text:p>
          <text:p text:style-name="P12"><text:span text:style-name="T6">self.states[-1].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xml:id="id9" draw:id="id9" draw:layer="layout" svg:width="6.6cm" svg:height="1.6cm" svg:x="1.6cm" svg:y="17.6cm">
          <text:p text:style-name="P3"><text:span text:style-name="T5">Quit 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5.9cm" svg:height="0.6cm" svg:x="1.9cm" svg:y="18.4cm">
          <text:p text:style-name="P12"><text:span text:style-name="T6">Self.running =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2" draw:id="id2" draw:layer="layout" svg:width="3.9cm" svg:height="3.1cm" svg:x="11.1cm" svg:y="14.1cm">
          <text:p text:style-name="P3"><text:span text:style-name="T8">SELECCIONA</text:span></text:p>
          <text:p text:style-name="P3"><text:span text:style-name="T8">PANTALLA</text:span></text:p>
          <text:p text:style-name="P3"><text:span text:style-name="T8">(gameStat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7" draw:layer="layout" draw:line-skew="-0.329cm 0.487cm" svg:x1="10.03cm" svg:y1="4.375cm" svg:x2="13.05cm" svg:y2="14.1cm" draw:start-shape="id1" draw:start-glue-point="3" draw:end-shape="id2" draw:end-glue-point="4" svg:d="M10030 4375h-830v5575h3850v4150" svg:viewBox="0 0 3851 9726">
          <text:p/>
        </draw:connector>
        <draw:connector draw:style-name="gr17" draw:text-style-name="P17" draw:layer="layout" draw:line-skew="-0.299cm" svg:x1="2.3cm" svg:y1="12.95cm" svg:x2="1.6cm" svg:y2="16.35cm" draw:start-shape="id3" draw:start-glue-point="5" draw:end-shape="id4" draw:end-glue-point="3" svg:d="M2300 12950h-1500v3400h800" svg:viewBox="0 0 1501 3401">
          <text:p/>
        </draw:connector>
        <draw:frame draw:style-name="gr18" draw:text-style-name="P18" draw:layer="layout" svg:width="4.9cm" svg:height="0.725cm" svg:x="10.9cm" svg:y="1.975cm">
          <draw:text-box>
            <text:p text:style-name="P3"><text:span text:style-name="T6">INSTANCIA OBJETOS</text:span></text:p>
          </draw:text-box>
        </draw:frame>
        <draw:g>
          <draw:glue-point draw:id="4" svg:x="5cm" svg:y="-0.882cm"/>
          <draw:custom-shape draw:style-name="gr19" draw:text-style-name="P20" draw:layer="layout" svg:width="7.1cm" svg:height="4.5cm" svg:x="18.5cm" svg:y="13.1cm">
            <text:p text:style-name="P1"><text:span text:style-name="T9">Class state</text:span></text:p>
            <text:p text:style-name="P19"><text:span text:style-name="T10">Clase que define las características</text:span></text:p>
            <text:p text:style-name="P19"><text:span text:style-name="T10">de la pantalla.</text:span></text:p>
            <text:p text:style-name="P19"><text:span text:style-name="T10">Instancia personajes, escenario y </text:span></text:p>
            <text:p text:style-name="P19"><text:span text:style-name="T10">El scroll (cámara).</text:span></text:p>
            <text:p text:style-name="P19"><text:span text:style-name="T10">Luego detecta sus interacciones y</text:span></text:p>
            <text:p text:style-name="P19"><text:span text:style-name="T10">dirige el guión del juego.</text:span></text:p>
            <text:p text:style-name="P19"><text:span text:style-name="T10">Pinta el resultado.</text:span></text:p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21" draw:layer="layout" svg:width="2.633cm" svg:height="1.197cm" draw:transform="skewX (0.000872664625997165) rotate (-3.1407199889638) translate (25.6cm 13.097cm)">
              <text:p/>
              <draw:enhanced-geometry svg:viewBox="0 0 21600 21600" draw:text-areas="?f0 0 ?f2 ?f5" draw:type="down-arrow" draw:modifiers="8015.45636242505 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21" draw:text-style-name="P22" draw:layer="layout" svg:width="2.4cm" svg:height="0.645cm" svg:x="23.2cm" svg:y="12.455cm">
            <draw:text-box>
              <text:p><text:span text:style-name="T11">Clase padre</text:span></text:p>
            </draw:text-box>
          </draw:frame>
        </draw:g>
        <draw:connector draw:style-name="gr22" draw:text-style-name="P17" draw:layer="layout" draw:line-skew="0.249cm" svg:x1="11.1cm" svg:y1="15.65cm" svg:x2="8.2cm" svg:y2="16.35cm" draw:start-shape="id2" draw:start-glue-point="5" draw:end-shape="id4" draw:end-glue-point="1" svg:d="M11100 15650h-1200v700h-1700" svg:viewBox="0 0 2901 701">
          <text:p/>
        </draw:connector>
        <draw:connector draw:style-name="gr17" draw:text-style-name="P17" draw:layer="layout" draw:line-skew="0.855cm" svg:x1="18.389cm" svg:y1="8.803cm" svg:x2="15cm" svg:y2="15.65cm" draw:start-shape="id5" draw:start-glue-point="3" draw:end-shape="id2" draw:end-glue-point="7" svg:d="M18389 8803h-839v6847h-2550" svg:viewBox="0 0 3390 6848">
          <text:p/>
        </draw:connector>
        <draw:connector draw:style-name="gr17" draw:text-style-name="P17" draw:layer="layout" draw:line-skew="0.855cm" svg:x1="18.389cm" svg:y1="10.19cm" svg:x2="15cm" svg:y2="15.65cm" draw:start-shape="id6" draw:start-glue-point="3" draw:end-shape="id2" draw:end-glue-point="7" svg:d="M18389 10190h-839v5460h-2550" svg:viewBox="0 0 3390 5461">
          <text:p/>
        </draw:connector>
        <draw:connector draw:style-name="gr17" draw:text-style-name="P17" draw:layer="layout" draw:line-skew="0.855cm" svg:x1="18.389cm" svg:y1="11.576cm" svg:x2="15cm" svg:y2="15.65cm" draw:start-shape="id7" draw:start-glue-point="3" draw:end-shape="id2" draw:end-glue-point="7" svg:d="M18389 11576h-839v4074h-2550" svg:viewBox="0 0 3390 4075">
          <text:p/>
        </draw:connector>
        <draw:connector draw:style-name="gr17" draw:text-style-name="P17" draw:layer="layout" draw:line-skew="-0.699cm" svg:x1="2.1cm" svg:y1="10.6cm" svg:x2="1.6cm" svg:y2="18.4cm" draw:start-shape="id8" draw:start-glue-point="3" draw:end-shape="id9" draw:end-glue-point="3" svg:d="M2100 10600h-1700v7800h1200" svg:viewBox="0 0 1701 7801">
          <text:p/>
        </draw:connector>
        <draw:connector draw:style-name="gr23" draw:text-style-name="P17" draw:layer="layout" svg:x1="4.75cm" svg:y1="11.8cm" svg:x2="4.75cm" svg:y2="12.4cm" draw:start-shape="id10" draw:start-glue-point="2" draw:end-shape="id3" draw:end-glue-point="4" svg:d="M4750 11800v600" svg:viewBox="0 0 1 601">
          <text:p/>
        </draw:connector>
        <draw:connector draw:style-name="gr23" draw:text-style-name="P17" draw:layer="layout" svg:x1="4.75cm" svg:y1="13.5cm" svg:x2="4.75cm" svg:y2="14.1cm" draw:start-shape="id3" draw:start-glue-point="6" draw:end-shape="id11" draw:end-glue-point="0" svg:d="M4750 13500v600" svg:viewBox="0 0 1 601">
          <text:p/>
        </draw:connector>
        <draw:connector draw:style-name="gr24" draw:text-style-name="P23" draw:layer="layout" draw:line-skew="0.101cm" svg:x1="4.8cm" svg:y1="2.7cm" svg:x2="10.1cm" svg:y2="3.146cm" draw:start-shape="id12" draw:start-glue-point="0" draw:end-shape="id13" draw:end-glue-point="3" svg:d="M4800 2700v-400h4500v846h800" svg:viewBox="0 0 5301 847">
          <text:p/>
        </draw:connector>
        <draw:custom-shape draw:style-name="gr25" draw:text-style-name="P24" xml:id="id25" draw:id="id25" draw:layer="layout" svg:width="5.3cm" svg:height="1.7cm" svg:x="24.9cm" svg:y="1.1cm">
          <draw:glue-point draw:id="4" svg:x="-2.777cm" svg:y="-5cm"/>
          <text:p text:style-name="P12"><text:span text:style-name="T12">Class elementos()</text:span></text:p>
          <text:p text:style-name="P12"><text:span text:style-name="T6">Clase básica que define</text:span></text:p>
          <text:p text:style-name="P12"><text:span text:style-name="T6">Elementos y objeto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24" draw:id="id24" draw:layer="layout" svg:width="6.4cm" svg:height="1.1cm" svg:x="23.8cm" svg:y="5.7cm">
          <draw:glue-point draw:id="4" svg:x="3.1cm" svg:y="-5cm"/>
          <text:p text:style-name="P25"><text:span text:style-name="T12">Class escenario()</text:span></text:p>
          <text:p text:style-name="P26"><text:span text:style-name="T13">Define el map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3.7cm" svg:height="2.5cm" svg:x="27.6cm" svg:y="8.4cm">
          <text:p text:style-name="P3"><text:span text:style-name="T12">Utils</text:span><text:span text:style-name="T6">:</text:span></text:p>
          <text:p text:style-name="P12"><text:span text:style-name="T6">cargar_imagen()</text:span></text:p>
          <text:p text:style-name="P12"><text:span text:style-name="T6">cortar tileset ()</text:span></text:p>
          <text:p text:style-name="P12"><text:span text:style-name="T6">cortar_charset()</text:span></text:p>
          <text:p text:style-name="P12"><text:span text:style-name="T6">Soni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9" xml:id="id27" draw:id="id27" draw:layer="layout" svg:width="4.5cm" svg:height="2.7cm" svg:x="18.1cm" svg:y="1.3cm">
          <draw:glue-point draw:id="4" svg:x="1.896cm" svg:y="5cm"/>
          <draw:glue-point draw:id="5" svg:x="-1.896cm" svg:y="5cm"/>
          <text:p text:style-name="P3"><text:span text:style-name="T12">Class grupo_state()</text:span></text:p>
          <text:p text:style-name="P12"><text:span text:style-name="T13">Contiene los elementos</text:span></text:p>
          <text:p text:style-name="P12"><text:span text:style-name="T13">(personajes y objetos)</text:span></text:p>
          <text:p text:style-name="P12"><text:span text:style-name="T13">del juego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8" draw:id="id28" draw:layer="layout" svg:width="6.7cm" svg:height="0.9cm" svg:x="10cm" svg:y="5.2cm">
          <draw:glue-point draw:id="4" svg:x="3.014cm" svg:y="5.022cm"/>
          <text:p text:style-name="P3"><text:span text:style-name="T2">Cris = personaj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14" draw:id="id14" draw:layer="layout" svg:width="7.211cm" svg:height="1.248cm" svg:x="1.3cm" svg:y="0.752cm">
          <text:p text:style-name="P8"><text:span text:style-name="T4">Patrón singleton</text:span></text:p>
          <text:p text:style-name="P8"><text:span text:style-name="T14">(</text:span><text:span text:style-name="T15">metaclase</text:span><text:span text:style-name="T14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xml:id="id15" draw:id="id15" draw:layer="layout" svg:width="6.7cm" svg:height="0.7cm" svg:x="1.5cm" svg:y="3.6cm">
          <text:p text:style-name="P3"><text:span text:style-name="T6">__metaclass__ = Single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7" draw:layer="layout" draw:line-skew="-0.398cm" svg:x1="1.3cm" svg:y1="1.376cm" svg:x2="1.5cm" svg:y2="3.95cm" draw:start-shape="id14" draw:start-glue-point="3" draw:end-shape="id15" draw:end-glue-point="3" svg:d="M1300 1376h-900v2574h1100" svg:viewBox="0 0 1101 2575">
          <text:p/>
        </draw:connector>
        <draw:connector draw:style-name="gr17" draw:text-style-name="P17" draw:layer="layout" svg:x1="8.3cm" svg:y1="12.15cm" svg:x2="13.409cm" svg:y2="7.8cm" draw:start-shape="id16" draw:start-glue-point="1" draw:end-shape="id17" draw:end-glue-point="2" svg:d="M8300 12150h5109v-4350" svg:viewBox="0 0 5110 4351">
          <text:p/>
        </draw:connector>
        <draw:custom-shape draw:style-name="gr8" draw:text-style-name="P13" xml:id="id20" draw:id="id20" draw:layer="layout" svg:width="5.2cm" svg:height="0.6cm" svg:x="1.8cm" svg:y="6.9cm">
          <text:p text:style-name="P12"><text:span text:style-name="T6">self. States = 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7" draw:layer="layout" draw:line-skew="0.499cm" svg:x1="6.5cm" svg:y1="14.4cm" svg:x2="6.5cm" svg:y2="11.5cm" draw:start-shape="id11" draw:start-glue-point="1" draw:end-shape="id10" draw:end-glue-point="1" svg:d="M6500 14400h1000v-2900h-1000" svg:viewBox="0 0 1001 2901">
          <text:p/>
        </draw:connector>
        <draw:custom-shape draw:style-name="gr31" draw:text-style-name="P31" xml:id="id3" draw:id="id3" draw:layer="layout" svg:width="4.9cm" svg:height="1.1cm" svg:x="2.3cm" svg:y="12.4cm">
          <text:p text:style-name="P3"><text:span text:style-name="T6">State.update(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13" xml:id="id18" draw:id="id18" draw:layer="layout" svg:width="5.158cm" svg:height="0.6cm" svg:x="2.242cm" svg:y="7.7cm">
          <text:p text:style-name="P12"><text:span text:style-name="T6">self. running=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7" draw:layer="layout" svg:x1="4.821cm" svg:y1="8.3cm" svg:x2="4.8cm" svg:y2="9.2cm" draw:start-shape="id18" draw:start-glue-point="2" svg:d="M4821 8300v701h-21v199" svg:viewBox="0 0 22 901">
          <text:p/>
        </draw:connector>
        <draw:connector draw:style-name="gr33" draw:text-style-name="P17" draw:layer="layout" draw:line-skew="-0.201cm" svg:x1="7.8cm" svg:y1="16.65cm" svg:x2="7cm" svg:y2="7.2cm" draw:start-shape="id19" draw:start-glue-point="1" draw:end-shape="id20" svg:d="M7800 16650h300v-9450h-1100" svg:viewBox="0 0 1101 9451">
          <text:p/>
        </draw:connector>
        <draw:custom-shape draw:style-name="gr34" draw:text-style-name="P32" xml:id="id21" draw:id="id21" draw:layer="layout" svg:width="1cm" svg:height="0.7cm" svg:x="26.2cm" svg:y="9cm">
          <text:p text:style-name="P3"><text:span text:style-name="T16">aud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2" xml:id="id23" draw:id="id23" draw:layer="layout" svg:width="1cm" svg:height="0.7cm" svg:x="26.2cm" svg:y="10.2cm">
          <text:p text:style-name="P3"><text:span text:style-name="T16">vide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3" draw:layer="layout" svg:x1="26.7cm" svg:y1="9cm" svg:x2="25.9cm" svg:y2="8.001cm" draw:start-shape="id21" draw:start-glue-point="0" draw:end-shape="id22" draw:end-glue-point="6" svg:d="M26700 9000v-999h-800" svg:viewBox="0 0 801 1000">
          <text:p/>
        </draw:connector>
        <draw:connector draw:style-name="gr17" draw:text-style-name="P33" draw:layer="layout" svg:x1="26.7cm" svg:y1="10.9cm" svg:x2="25.9cm" svg:y2="11.799cm" draw:start-shape="id23" draw:start-glue-point="2" draw:end-shape="id22" draw:end-glue-point="7" svg:d="M26700 10900v899h-800" svg:viewBox="0 0 801 900">
          <text:p/>
        </draw:connector>
        <draw:custom-shape draw:style-name="gr35" draw:text-style-name="P34" xml:id="id26" draw:id="id26" draw:layer="layout" svg:width="6.5cm" svg:height="2.1cm" svg:x="23.8cm" svg:y="3.3cm">
          <text:p text:style-name="P3"><text:span text:style-name="T12">Class Scroll()</text:span><text:span text:style-name="T6">:</text:span></text:p>
          <text:p text:style-name="P12"><text:span text:style-name="T6">Define las coordenadas de scroll</text:span></text:p>
          <text:p text:style-name="P12"><text:span text:style-name="T6">y las posiciones de los elementos</text:span></text:p>
          <text:p text:style-name="P12"><text:span text:style-name="T6">en est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7" draw:layer="layout" draw:line-skew="0.398cm" svg:x1="25.9cm" svg:y1="7.601cm" svg:x2="30.2cm" svg:y2="6.25cm" draw:start-shape="id22" draw:start-glue-point="8" draw:end-shape="id24" draw:end-glue-point="1" svg:d="M25900 7601h5200v-1351h-900" svg:viewBox="0 0 5201 1352">
          <text:p/>
        </draw:connector>
        <draw:connector draw:style-name="gr23" draw:text-style-name="P17" draw:layer="layout" draw:line-skew="0.398cm" svg:x1="25.9cm" svg:y1="7.601cm" svg:x2="30.2cm" svg:y2="1.95cm" draw:start-shape="id22" draw:start-glue-point="8" draw:end-shape="id25" draw:end-glue-point="1" svg:d="M25900 7601h5200v-5651h-900" svg:viewBox="0 0 5201 5652">
          <text:p/>
        </draw:connector>
        <draw:connector draw:style-name="gr17" draw:text-style-name="P17" draw:layer="layout" draw:line-skew="0.298cm" svg:x1="25.9cm" svg:y1="7.601cm" svg:x2="30.3cm" svg:y2="4.35cm" draw:start-shape="id22" draw:start-glue-point="8" draw:end-shape="id26" draw:end-glue-point="1" svg:d="M25900 7601h5200v-3251h-800" svg:viewBox="0 0 5201 3252">
          <text:p/>
        </draw:connector>
        <draw:connector draw:style-name="gr17" draw:text-style-name="P17" draw:layer="layout" svg:x1="23.8cm" svg:y1="6.25cm" svg:x2="22.999cm" svg:y2="7.301cm" draw:start-shape="id24" draw:start-glue-point="3" draw:end-shape="id22" draw:end-glue-point="5" svg:d="M23800 6250h-801v1051" svg:viewBox="0 0 802 1052">
          <text:p/>
        </draw:connector>
        <draw:connector draw:style-name="gr17" draw:text-style-name="P17" draw:layer="layout" svg:x1="24.9cm" svg:y1="1.95cm" svg:x2="22.6cm" svg:y2="2.65cm" draw:start-shape="id25" draw:start-glue-point="3" draw:end-shape="id27" draw:end-glue-point="1" svg:d="M24900 1950h-1149v700h-1151" svg:viewBox="0 0 2301 701">
          <text:p/>
        </draw:connector>
        <draw:connector draw:style-name="gr17" draw:text-style-name="P17" draw:layer="layout" svg:x1="23.8cm" svg:y1="4.35cm" svg:x2="22.999cm" svg:y2="7.301cm" draw:start-shape="id26" draw:start-glue-point="3" draw:end-shape="id22" draw:end-glue-point="5" svg:d="M23800 4350h-801v2951" svg:viewBox="0 0 802 2952">
          <text:p/>
        </draw:connector>
        <draw:connector draw:style-name="gr17" draw:text-style-name="P17" draw:layer="layout" svg:x1="20.35cm" svg:y1="4cm" svg:x2="21.301cm" svg:y2="7.2cm" draw:start-shape="id27" draw:start-glue-point="2" draw:end-shape="id22" draw:end-glue-point="4" svg:d="M20350 4000v1601h951v1599" svg:viewBox="0 0 952 3201">
          <text:p/>
        </draw:connector>
        <draw:connector draw:style-name="gr17" draw:text-style-name="P17" draw:layer="layout" svg:x1="16.7cm" svg:y1="5.65cm" svg:x2="18.1cm" svg:y2="2.65cm" draw:start-shape="id28" draw:start-glue-point="1" draw:end-shape="id27" draw:end-glue-point="3" svg:d="M16700 5650h701v-3000h699" svg:viewBox="0 0 14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7:55:11.159000000</meta:creation-date>
    <dc:date>2017-02-01T11:46:15.191000000</dc:date>
    <meta:editing-duration>PT6H35M27S</meta:editing-duration>
    <meta:editing-cycles>11</meta:editing-cycles>
    <meta:generator>LibreOffice/5.2.3.3$Windows_x86 LibreOffice_project/d54a8868f08a7b39642414cf2c8ef2f228f780cf</meta:generator>
    <meta:document-statistic meta:object-count="65"/>
  </office:meta>
</office:document-meta>
</file>